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5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501, R502, R503, R504, R505, R506, R508, R510, R514, R515, R516, R517, R518, R519, R520, R521, R513, R509, R512, R511, R601, R803, R801, R802, R902, R909, R1101, R1102, R1202, R1201, R1203, R1204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6" calcext:value-type="float">
            <text:p>6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6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, C1701, C170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1])-LEN(SUBSTITUTE([.A4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6, C1210, C1305, C1614, C1618, C2304</text:p>
          </table:table-cell>
          <table:table-cell office:value-type="string" calcext:value-type="string">
            <text:p>100pF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4])-LEN(SUBSTITUTE([.A4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5])-LEN(SUBSTITUTE([.A4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6])-LEN(SUBSTITUTE([.A4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7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8])-LEN(SUBSTITUTE([.A48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49])-LEN(SUBSTITUTE([.A4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2, C434, C416, C458, C451, C401, C402, C404, C409, C413, C417, C420, C424, C428, C431, C403, C405, C410, C414, C418, C421, C425, C429, C432, C435, C406, C411, C415, C419, C422, C426, C430, C433, C436, C438, C502, C501, C601, C701, C902, C1004, C1202, C1208, C1201, C1205, C1301, C1302, C1304, C1310, C1308, C1505, C1522, C1521, C1516, C1612, C1615, C1605, C1620, C1602, C1603, C1604, C1623, C1819, C1814, C1815, C1904, C2006, C2007, C2004, C2008, C2101, C2201, C2301, C2401</text:p>
          </table:table-cell>
          <table:table-cell office:value-type="string" calcext:value-type="string">
            <text:p>100nF</text:p>
          </table:table-cell>
          <table:table-cell table:formula="of:=LEN([.A50])-LEN(SUBSTITUTE([.A50];&quot;,&quot;;&quot;&quot;))+1" office:value-type="float" office:value="89" calcext:value-type="float">
            <text:p>8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1])-LEN(SUBSTITUTE([.A5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7, C1706, C1705, C1707, C1719, C1720, C1721, C1718</text:p>
          </table:table-cell>
          <table:table-cell office:value-type="string" calcext:value-type="string">
            <text:p>220nF</text:p>
          </table:table-cell>
          <table:table-cell table:formula="of:=LEN([.A52])-LEN(SUBSTITUTE([.A52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56, C460, C445, C450, C448, C449, C907, C1517, C1515, C1511, C1504, C1523, C1619, C1613, C1703, C1708, C1710, C1808, C1805, C1804, C1801, C1816, C1901, C1902, C2001, C2202, C2204, C2203</text:p>
          </table:table-cell>
          <table:table-cell office:value-type="string" calcext:value-type="string">
            <text:p>1uF</text:p>
          </table:table-cell>
          <table:table-cell table:formula="of:=LEN([.A53])-LEN(SUBSTITUTE([.A53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2002</text:p>
          </table:table-cell>
          <table:table-cell office:value-type="string" calcext:value-type="string">
            <text:p>2.2uF</text:p>
          </table:table-cell>
          <table:table-cell table:formula="of:=LEN([.A54])-LEN(SUBSTITUTE([.A5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7, C901, C1309, C1303</text:p>
          </table:table-cell>
          <table:table-cell office:value-type="string" calcext:value-type="string">
            <text:p>4.7uF</text:p>
          </table:table-cell>
          <table:table-cell table:formula="of:=LEN([.A55])-LEN(SUBSTITUTE([.A5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5, C913, C911, C910, C903, C905, C906, C904, C1601, C1611, C1713, C1716, C1704, C2005</text:p>
          </table:table-cell>
          <table:table-cell office:value-type="string" calcext:value-type="string">
            <text:p>10uF</text:p>
          </table:table-cell>
          <table:table-cell table:formula="of:=LEN([.A57])-LEN(SUBSTITUTE([.A57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59, C441, C442, C444, C447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8])-LEN(SUBSTITUTE([.A5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59])-LEN(SUBSTITUTE([.A5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4, C453, C1503, C1502, C1501, C1817, C1818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7])-LEN(SUBSTITUTE([.A6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8])-LEN(SUBSTITUTE([.A68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69])-LEN(SUBSTITUTE([.A6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4])-LEN(SUBSTITUTE([.A7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5])-LEN(SUBSTITUTE([.A75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6])-LEN(SUBSTITUTE([.A7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0])-LEN(SUBSTITUTE([.A80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2])-LEN(SUBSTITUTE([.A8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3])-LEN(SUBSTITUTE([.A83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5])-LEN(SUBSTITUTE([.A8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2])-LEN(SUBSTITUTE([.A9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3])-LEN(SUBSTITUTE([.A9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3])-LEN(SUBSTITUTE([.A103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7])-LEN(SUBSTITUTE([.A10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Antenna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1802</text:p>
          </table:table-cell>
          <table:table-cell office:value-type="string" calcext:value-type="string">
            <text:p>FR05-S1-NO-1-004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6])-LEN(SUBSTITUTE([.A12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8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00:20:54.404562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8T00:24:16.832185086</dc:date>
    <meta:editing-duration>PT2H53M12S</meta:editing-duration>
    <meta:editing-cycles>78</meta:editing-cycles>
    <meta:generator>LibreOffice/5.4.4.2$Linux_X86_64 LibreOffice_project/40$Build-2</meta:generator>
    <meta:document-statistic meta:table-count="1" meta:cell-count="1441" meta:object-count="0"/>
  </office:meta>
</office:document-meta>
</file>